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application/x-openoffice-wmf;windows_formatname=&quot;Image WMF&quot;"/>
  <manifest:file-entry manifest:full-path="ObjectReplacements/Obj102" manifest:media-type="application/x-openoffice-wmf;windows_formatname=&quot;Image WMF&quot;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BF00000032ECB30C526F3359EE.png" manifest:media-type="image/png"/>
  <manifest:file-entry manifest:full-path="Pictures/1000000000000000000000000000000000000000.png" manifest:media-type="image/png"/>
  <manifest:file-entry manifest:full-path="Pictures/10000000000002B70000002CF92996875158BE5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381cm" fo:margin-left="0cm" fo:margin-top="0cm" fo:margin-bottom="0cm" table:align="left" style:writing-mode="lr-tb"/>
    </style:style>
    <style:style style:name="Tableau2.A" style:family="table-column">
      <style:table-column-properties style:column-width="1.438cm"/>
    </style:style>
    <style:style style:name="Tableau2.B" style:family="table-column">
      <style:table-column-properties style:column-width="8.502cm"/>
    </style:style>
    <style:style style:name="Tableau2.C" style:family="table-column">
      <style:table-column-properties style:column-width="8.44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2" style:family="table-row">
      <style:table-row-properties style:min-row-height="2.866cm" fo:keep-together="always"/>
    </style:style>
    <style:style style:name="Tableau2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2.3" style:family="table-row">
      <style:table-row-properties style:min-row-height="1.734cm" fo:keep-together="always"/>
    </style:style>
    <style:style style:name="Tableau2.4" style:family="table-row">
      <style:table-row-properties style:min-row-height="1.483cm" fo:keep-together="always"/>
    </style:style>
    <style:style style:name="Tableau2.5" style:family="table-row">
      <style:table-row-properties style:min-row-height="3.231cm" fo:keep-together="always"/>
    </style:style>
    <style:style style:name="Tableau3" style:family="table">
      <style:table-properties style:width="18.381cm" fo:margin-left="0cm" fo:margin-top="0cm" fo:margin-bottom="0cm" table:align="left" style:writing-mode="lr-tb"/>
    </style:style>
    <style:style style:name="Tableau3.A" style:family="table-column">
      <style:table-column-properties style:column-width="1.438cm"/>
    </style:style>
    <style:style style:name="Tableau3.B" style:family="table-column">
      <style:table-column-properties style:column-width="9.252cm"/>
    </style:style>
    <style:style style:name="Tableau3.C" style:family="table-column">
      <style:table-column-properties style:column-width="7.6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3.806cm" fo:keep-together="always"/>
    </style:style>
    <style:style style:name="Tableau3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3" style:family="table-row">
      <style:table-row-properties style:min-row-height="5.472cm" fo:keep-together="always"/>
    </style:style>
    <style:style style:name="Tableau3.A3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4" style:family="table-row">
      <style:table-row-properties style:min-row-height="4.288cm" fo:keep-together="always"/>
    </style:style>
    <style:style style:name="Tableau3.A4" style:family="table-cell">
      <style:table-cell-properties fo:padding-left="0.191cm" fo:padding-right="0.191cm" fo:padding-top="0cm" fo:padding-bottom="0cm" fo:border="0.5pt solid #000000" loext:writing-mode="bt-lr"/>
    </style:style>
    <style:style style:name="Tableau4" style:family="table">
      <style:table-properties style:width="18.983cm" fo:margin-left="0cm" fo:margin-top="0cm" fo:margin-bottom="0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14.27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#eeddee" fo:padding-left="0.132cm" fo:padding-right="0.212cm" fo:padding-top="0.026cm" fo:padding-bottom="0.026cm" fo:border-left="none" fo:border-right="none" fo:border-top="none" fo:border-bottom="2.25pt outset #aaaaaa">
        <style:background-image/>
      </style:table-cell-properties>
    </style:style>
    <style:style style:name="Tableau4.A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2pt" fo:font-weight="bold" style:font-size-asian="22pt" style:font-weight-asian="bold" style:font-name-complex="Arial2" style:font-size-complex="22pt" style:font-style-complex="italic" style:font-weight-complex="bold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P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1" fo:language="en" fo:country="US" style:font-name-complex="Arial2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1" style:font-name-complex="Arial2"/>
    </style:style>
    <style:style style:name="P20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2pt" fo:font-weight="bold" style:font-size-asian="12pt" style:font-weight-asian="bold" style:font-name-complex="Arial2" style:font-size-complex="12pt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break-before="page"/>
    </style:style>
    <style:style style:name="P23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style:font-name-complex="Arial2"/>
    </style:style>
    <style:style style:name="P24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fo:font-size="12pt" style:font-size-asian="12pt" style:font-name-complex="Arial2" style:font-size-complex="12pt"/>
    </style:style>
    <style:style style:name="P2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6" style:family="paragraph" style:parent-style-name="HTML_20_Preformatted">
      <loext:graphic-properties draw:fill="solid" draw:fill-color="#ffffff"/>
      <style:paragraph-properties fo:background-color="#ffffff"/>
    </style:style>
    <style:style style:name="P27" style:family="paragraph" style:parent-style-name="HTML_20_Preformatted">
      <loext:graphic-properties draw:fill="solid" draw:fill-color="#ffffff"/>
      <style:paragraph-properties fo:background-color="#ffffff"/>
      <style:text-properties style:font-name="Arial1" fo:font-size="14pt" style:font-size-asian="14pt" style:font-name-complex="Arial2" style:font-size-complex="14pt"/>
    </style:style>
    <style:style style:name="P28" style:family="paragraph" style:parent-style-name="No_20_Spacing">
      <style:paragraph-properties fo:text-align="justify" style:justify-single-word="false"/>
      <style:text-properties style:font-name="Arial1" fo:font-size="12pt" style:font-size-asian="12pt" style:font-name-complex="Arial2" style:font-size-complex="12pt"/>
    </style:style>
    <style:style style:name="P29" style:family="paragraph" style:parent-style-name="No_20_Spacing">
      <style:paragraph-properties fo:text-align="justify" style:justify-single-word="false"/>
      <style:text-properties style:font-name="Arial1" fo:font-weight="bold" style:font-weight-asian="bold" style:font-name-complex="Arial2"/>
    </style:style>
    <style:style style:name="P30" style:family="paragraph" style:parent-style-name="No_20_Spacing">
      <style:paragraph-properties fo:text-align="justify" style:justify-single-word="false"/>
      <style:text-properties style:font-name="Arial1" style:font-name-complex="Arial2"/>
    </style:style>
    <style:style style:name="P31" style:family="paragraph" style:parent-style-name="No_20_Spacing">
      <style:paragraph-properties fo:text-align="justify" style:justify-single-word="false"/>
    </style:style>
    <style:style style:name="P32" style:family="paragraph" style:parent-style-name="No_20_Spacing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Arial1" fo:font-size="12pt" style:font-size-asian="12pt" style:font-name-complex="Arial2" style:font-size-complex="12pt"/>
    </style:style>
    <style:style style:name="P33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Arial1" fo:font-size="14pt" style:font-size-asian="14pt" style:font-name-complex="Arial2" style:font-size-complex="14pt"/>
    </style:style>
    <style:style style:name="P35" style:family="paragraph" style:parent-style-name="Standard">
      <style:text-properties fo:color="#ff0000"/>
    </style:style>
    <style:style style:name="P36" style:family="paragraph" style:parent-style-name="Standard">
      <style:text-properties fo:color="#ff0000" style:font-name="Arial1" fo:font-size="14pt" style:font-size-asian="14pt" style:font-name-complex="Arial2" style:font-size-complex="14pt"/>
    </style:style>
    <style:style style:name="P37" style:family="paragraph" style:parent-style-name="Standard">
      <style:text-properties fo:color="#ff0000" style:font-name="Arial1" fo:font-size="14pt" officeooo:rsid="00109b10" officeooo:paragraph-rsid="00109b10" style:font-size-asian="14pt" style:font-name-complex="Arial2" style:font-size-complex="14pt"/>
    </style:style>
    <style:style style:name="P38" style:family="paragraph" style:parent-style-name="Standard">
      <style:text-properties fo:color="#ff0000" officeooo:rsid="00109b10" officeooo:paragraph-rsid="00109b10"/>
    </style:style>
    <style:style style:name="P3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Standard">
      <style:text-properties fo:font-size="14pt" style:font-size-asian="14pt" style:font-size-complex="14pt"/>
    </style:style>
    <style:style style:name="P41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1" fo:font-size="12pt" style:font-size-asian="12pt" style:font-name-complex="Arial2" style:font-size-complex="12pt"/>
    </style:style>
    <style:style style:name="P42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1" fo:font-size="12pt" officeooo:rsid="0013dca5" officeooo:paragraph-rsid="0013dca5" style:font-size-asian="12pt" style:font-name-complex="Arial2" style:font-size-complex="12pt"/>
    </style:style>
    <style:style style:name="P43" style:family="paragraph" style:parent-style-name="Standard">
      <style:paragraph-properties fo:margin-left="0.635cm" fo:margin-right="0cm" fo:text-indent="0cm" style:auto-text-indent="false"/>
    </style:style>
    <style:style style:name="P44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45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46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style:font-name="Arial1" fo:font-size="14pt" style:font-size-asian="14pt" style:font-name-complex="Arial2" style:font-size-complex="14pt"/>
    </style:style>
    <style:style style:name="P47" style:family="paragraph" style:parent-style-name="List_20_Paragraph">
      <style:paragraph-properties fo:margin-left="1.905cm" fo:margin-right="0cm" fo:text-indent="0cm" style:auto-text-indent="false"/>
      <style:text-properties style:font-name="Courier New" fo:font-size="10pt" fo:language="en" fo:country="US" style:font-size-asian="10pt" style:font-name-complex="Courier New2" style:font-size-complex="10pt"/>
    </style:style>
    <style:style style:name="P48" style:family="paragraph" style:parent-style-name="Normal_20__28_Web_29_">
      <style:paragraph-properties style:line-height-at-least="0.55cm" fo:text-align="justify" style:justify-single-word="false"/>
      <style:text-properties fo:color="#000000" fo:font-size="13.5pt" style:font-size-asian="13.5pt" style:font-size-complex="13.5pt"/>
    </style:style>
    <style:style style:name="P49" style:family="paragraph" style:parent-style-name="List_20_Paragraph" style:list-style-name="WWNum2">
      <style:paragraph-properties fo:margin-top="0cm" fo:margin-bottom="0cm" loext:contextual-spacing="true" fo:line-height="100%"/>
      <style:text-properties style:font-name="Arial1" fo:font-size="12pt" style:font-size-asian="12pt" style:font-name-complex="Arial2" style:font-size-complex="12pt"/>
    </style:style>
    <style:style style:name="P50" style:family="paragraph" style:parent-style-name="List_20_Paragraph" style:list-style-name="WWNum3">
      <style:paragraph-properties fo:margin-top="0cm" fo:margin-bottom="0cm" loext:contextual-spacing="true" fo:line-height="100%"/>
      <style:text-properties style:font-name="Arial1" fo:font-size="12pt" style:font-size-asian="12pt" style:font-name-complex="Arial2" style:font-size-complex="12pt"/>
    </style:style>
    <style:style style:name="P51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2pt" style:font-size-asian="12pt" style:font-name-complex="Arial2" style:font-size-complex="12pt" style:font-weight-complex="bold"/>
    </style:style>
    <style:style style:name="T7" style:family="text">
      <style:text-properties style:font-name="Arial1" fo:font-weight="bold" style:font-weight-asian="bold" style:font-name-complex="Arial2"/>
    </style:style>
    <style:style style:name="T8" style:family="text"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9" style:family="text"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10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11" style:family="text">
      <style:text-properties fo:color="#00000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12" style:family="text">
      <style:text-properties fo:color="#000000" style:font-name="Courier New" fo:font-size="12pt" officeooo:rsid="00156049" style:font-name-asian="Times New Roman" style:font-size-asian="12pt" style:language-asian="fr" style:country-asian="FR" style:font-name-complex="Courier New2" style:font-size-complex="12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8080" style:font-name="Courier New" fo:font-size="18pt" fo:language="en" fo:country="US" fo:font-weight="bold" style:font-name-asian="Times New Roman" style:font-size-asian="18pt" style:language-asian="fr" style:country-asian="FR" style:font-weight-asian="bold" style:font-name-complex="Courier New2" style:font-size-complex="18pt" style:font-weight-complex="bold"/>
    </style:style>
    <style:style style:name="T15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16" style:family="text">
      <style:text-properties fo:color="#008080" style:font-name="Courier New" fo:font-size="12pt" fo:font-weight="bold" style:font-name-asian="Times New Roman" style:font-size-asian="12pt" style:language-asian="fr" style:country-asian="FR" style:font-weight-asian="bold" style:font-name-complex="Courier New2" style:font-size-complex="12pt" style:font-weight-complex="bold"/>
    </style:style>
    <style:style style:name="T17" style:family="text">
      <style:text-properties fo:color="#008080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8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19" style:family="text">
      <style:text-properties fo:color="#00008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20" style:family="text">
      <style:text-properties fo:color="#00008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1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22" style:family="text">
      <style:text-properties fo:color="#00008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23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000080" fo:font-size="14pt" style:font-size-asian="14pt" style:font-size-complex="14pt"/>
    </style:style>
    <style:style style:name="T25" style:family="text">
      <style:text-properties fo:color="#0000ff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26" style:family="text">
      <style:text-properties fo:color="#0000ff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7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28" style:family="text">
      <style:text-properties fo:color="#808080" style:font-name="Courier New" fo:font-size="12pt" fo:font-style="italic" style:font-name-asian="Times New Roman" style:font-size-asian="12pt" style:language-asian="fr" style:country-asian="FR" style:font-style-asian="italic" style:font-name-complex="Courier New2" style:font-size-complex="12pt" style:font-style-complex="italic"/>
    </style:style>
    <style:style style:name="T29" style:family="text">
      <style:text-properties fo:color="#ff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30" style:family="text">
      <style:text-properties fo:color="#660099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31" style:family="text">
      <style:text-properties style:text-position="super 58%" style:font-name="Arial1" style:font-name-complex="Arial2"/>
    </style:style>
    <style:style style:name="T32" style:family="text">
      <style:text-properties officeooo:rsid="0011f71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7cm" draw:visible-area-height="7.807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6.456cm" draw:visible-area-height="2.196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78cm" draw:visible-area-height="2.22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81cm" svg:height="2.302cm" draw:z-index="1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7">TP Codage des fichiers texte</text:p>
          </table:table-cell>
          <table:table-cell table:style-name="Tableau1.A1" office:value-type="string">
            <text:p text:style-name="P4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6"/>
          </table:table-cell>
        </table:table-row>
      </table:table>
      <text:p text:style-name="P10"/>
      <text:p text:style-name="P3"><text:span text:style-name="T4">Exercice 1</text:span><text:span text:style-name="T6"> : A l’aide de l’éditeur Edupython, donner le résultat des exemples suivants en le justifiant.</text:span></text:p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3"/>
          </table:table-cell>
          <table:table-cell table:style-name="Tableau2.A1" office:value-type="string">
            <text:p text:style-name="P33">Instructions</text:p>
          </table:table-cell>
          <table:table-cell table:style-name="Tableau2.A1" office:value-type="string">
            <text:p text:style-name="P33">Résultat affiché sur la console</text:p>
          </table:table-cell>
        </table:table-row>
        <table:table-row table:style-name="Tableau2.2">
          <table:table-cell table:style-name="Tableau2.A2" office:value-type="string">
            <text:p text:style-name="P46">Affichage</text:p>
          </table:table-cell>
          <table:table-cell table:style-name="Tableau2.A1" office:value-type="string">
            <text:p text:style-name="P8">car='a'</text:p>
            <text:p text:style-name="P8">print(car)</text:p>
          </table:table-cell>
          <table:table-cell table:style-name="Tableau2.A1" office:value-type="string">
            <text:p text:style-name="P37">a</text:p>
          </table:table-cell>
        </table:table-row>
        <table:table-row table:style-name="Tableau2.3">
          <table:table-cell table:style-name="Tableau2.A2" office:value-type="string">
            <text:p text:style-name="P46">ord</text:p>
          </table:table-cell>
          <table:table-cell table:style-name="Tableau2.A1" office:value-type="string">
            <text:p text:style-name="P5"><text:span text:style-name="T8">car = </text:span><text:span text:style-name="T14">'b'<text:line-break/></text:span><text:span text:style-name="T18">print</text:span><text:span text:style-name="T8">(</text:span><text:span text:style-name="T18">ord</text:span><text:span text:style-name="T8">(car))</text:span></text:p>
            <text:p text:style-name="P5"><text:span text:style-name="T18">print</text:span><text:span text:style-name="T8">(</text:span><text:span text:style-name="T18">ord</text:span><text:span text:style-name="T8">(car)+2)</text:span></text:p>
          </table:table-cell>
          <table:table-cell table:style-name="Tableau2.A1" office:value-type="string">
            <text:p text:style-name="P38">98 100</text:p>
          </table:table-cell>
        </table:table-row>
        <table:table-row table:style-name="Tableau2.4">
          <table:table-cell table:style-name="Tableau2.A2" office:value-type="string">
            <text:p text:style-name="P46">chr</text:p>
          </table:table-cell>
          <table:table-cell table:style-name="Tableau2.A1" office:value-type="string">
            <text:p text:style-name="P5"><text:span text:style-name="T9">valeur=</text:span><text:span text:style-name="T25">66<text:line-break/></text:span><text:span text:style-name="T19">print</text:span><text:span text:style-name="T9">(</text:span><text:span text:style-name="T19">chr</text:span><text:span text:style-name="T9">(valeur))</text:span></text:p>
          </table:table-cell>
          <table:table-cell table:style-name="Tableau2.A1" office:value-type="string">
            <text:p text:style-name="P35">B</text:p>
          </table:table-cell>
        </table:table-row>
        <table:table-row table:style-name="Tableau2.5">
          <table:table-cell table:style-name="Tableau2.A2" office:value-type="string">
            <text:p text:style-name="P46">ord et chr</text:p>
          </table:table-cell>
          <table:table-cell table:style-name="Tableau2.A1" office:value-type="string">
            <text:p text:style-name="P9">car = 'a'</text:p>
            <text:p text:style-name="P9">valeur=ord(car)+2</text:p>
            <text:p text:style-name="P9">print(valeur)</text:p>
            <text:p text:style-name="P9">print(chr(valeur))</text:p>
          </table:table-cell>
          <table:table-cell table:style-name="Tableau2.A1" office:value-type="string">
            <text:p text:style-name="P36">99</text:p>
            <text:p text:style-name="P36">c</text:p>
          </table:table-cell>
        </table:table-row>
        <table:table-row table:style-name="Tableau2.5">
          <table:table-cell table:style-name="Tableau2.A2" office:value-type="string">
            <text:p text:style-name="P46">Chr Unicode</text:p>
          </table:table-cell>
          <table:table-cell table:style-name="Tableau2.A1" office:value-type="string">
            <text:p text:style-name="P9">valeur=346</text:p>
            <text:p text:style-name="P9">print(chr(valeur))</text:p>
            <text:p text:style-name="P9">valeur=0x1f3</text:p>
            <text:p text:style-name="P9">print(chr(valeur))</text:p>
          </table:table-cell>
          <table:table-cell table:style-name="Tableau2.A1" office:value-type="string">
            <text:p text:style-name="P36">Ś</text:p>
            <text:p text:style-name="P36">ǳ</text:p>
          </table:table-cell>
        </table:table-row>
      </table:table>
      <text:p text:style-name="P11"/>
      <text:p text:style-name="P11">Python manipule des points de Code de l’UNICODE.</text:p>
      <text:p text:style-name="P11"/>
      <text:p text:style-name="P11">Un code ASCII est compris seulement entre 0 et 255. Donc 346 est un Point de code et le caractère obtenu Ś est conforme à la table Unicode.</text:p>
      <text:p text:style-name="P11"/>
      <text:p text:style-name="P11">ord() permet d’obtenir le code (Point de code; valeur numérique) d’un caractère/symbole </text:p>
      <text:p text:style-name="P11">chr() permet d’obtenir le caractère/symbole correspondant à un code (Point de code) <text:s/>(valeur numérique)</text:p>
      <text:p text:style-name="P11"/>
      <text:p text:style-name="P20"/>
      <text:p text:style-name="P10">Exercice 2 : Programme permettant de convertir un texte en minuscules</text:p>
      <text:p text:style-name="P11"/>
      <text:p text:style-name="P11">Nous allons réaliser un programme permettant de convertir automatiquement une saisie quelconque en caractères minuscules sans utiliser la méthode lower() ?</text:p>
      <text:p text:style-name="P11"/>
      <text:list xml:id="list3278587177" text:style-name="WWNum2">
        <text:list-item>
          <text:p text:style-name="P49">Avec le Bloc-notes, créez un fichier texte en inscrivant votre nom et votre prénom tout en minuscule (toujours sans accents) puis tout en majuscule.</text:p>
        </text:list-item>
        <text:list-item>
          <text:p text:style-name="P51"><text:span text:style-name="T5">Editez ce fichier avec </text:span><text:a xlink:type="simple" xlink:href="https://hexed.it/" text:style-name="ListLabel_20_9" text:visited-style-name="ListLabel_20_9"><text:span text:style-name="Internet_20_link"><text:span text:style-name="T5">hexed</text:span></text:span></text:a></text:p>
        </text:list-item>
        <text:list-item>
          <text:p text:style-name="P49">Quelles sont les différences entre les valeurs des codes des caractères saisis en majuscule de ceux saisis en minuscule ?</text:p>
        </text:list-item>
        <text:list-item>
          <text:p text:style-name="P49">Précisez l’opération mathématique qui permet de convertir le code d’une lettre majuscule en code de la même lettre en minuscule.</text:p>
        </text:list-item>
      </text:list>
      <text:p text:style-name="P11"/>
      <text:p text:style-name="P42">Minuscule-&gt;majuscule</text:p>
      <text:p text:style-name="P41">-<text:span text:style-name="T32">20 ou -2(si ya une lettre)</text:span></text:p>
      <text:p text:style-name="P41"/>
      <text:p text:style-name="P41"/>
      <text:p text:style-name="P11"/>
      <text:p text:style-name="P3"><text:span text:style-name="T5">2.1 Compléter le programme python ci-dessous : </text:span><text:span text:style-name="T4">(exemple_1.py)</text:span></text:p>
      <text:p text:style-name="P11"/>
      <text:p text:style-name="P23"/>
      <text:p text:style-name="P25"><text:span text:style-name="T10">new_message =</text:span><text:span text:style-name="T15">"" <text:s text:c="4"/></text:span><text:span text:style-name="T27"># initialise new_message avec un message vide<text:line-break/></text:span><text:span text:style-name="T10">message = </text:span><text:span text:style-name="T20">input</text:span><text:span text:style-name="T10">(</text:span><text:span text:style-name="T15">"Veuillez saisir un texte en MAJUSCULE et terminer par ENTER"</text:span><text:span text:style-name="T10">)<text:line-break/></text:span><text:span text:style-name="T20">print</text:span><text:span text:style-name="T10">(</text:span><text:span text:style-name="T15">"Vous avez saisi "</text:span><text:span text:style-name="T10">,message) <text:s/></text:span><text:span text:style-name="T27"># Affiche le message saisi<text:line-break/><text:line-break/></text:span><text:span text:style-name="T21">for </text:span><text:span text:style-name="T10">n </text:span><text:span text:style-name="T21">in </text:span><text:span text:style-name="T10">message: <text:s text:c="14"/></text:span><text:span text:style-name="T27"># pour chaque caractère n dumessage saisi (de la chaine message)<text:line-break/> <text:s text:c="3"/></text:span><text:span text:style-name="T10">code_initial = </text:span><text:span text:style-name="T20">ord</text:span><text:span text:style-name="T10">(n) <text:s text:c="6"/></text:span><text:span text:style-name="T27"># la variable code_initial prend le code (Unicode)<text:line-break/> <text:s text:c="29"/># du caractère courant (n)<text:line-break/> <text:s text:c="3"/></text:span><text:span text:style-name="T10">code_minuscule = code_initial + </text:span><text:span text:style-name="T29">??</text:span><text:bookmark text:name="_GoBack"/><text:span text:style-name="T26"> <text:s text:c="4"/></text:span><text:span text:style-name="T27"># calcul le codecorrespondant au caractère minuscule<text:line-break/><text:line-break/> <text:s text:c="3"/></text:span><text:span text:style-name="T10">car_minuscule = </text:span><text:span text:style-name="T20">chr</text:span><text:span text:style-name="T10">(code_minuscule) </text:span><text:span text:style-name="T27"># car_minuscule prend le caractère/symbole correspondant<text:line-break/> <text:s text:c="39"/>#à la variable code_minuscule<text:line-break/> <text:s text:c="3"/></text:span><text:span text:style-name="T20">print</text:span><text:span text:style-name="T10">(car_minuscule) <text:s text:c="5"/></text:span><text:span text:style-name="T27"># Affiche le caractère obtenu<text:line-break/> <text:s text:c="3"/></text:span><text:span text:style-name="T10">new_message = new_message + car_minuscule <text:s/></text:span><text:span text:style-name="T27"># ajoute le caractère obtenu à new_message<text:line-break/><text:line-break/></text:span><text:span text:style-name="T20">print </text:span><text:span text:style-name="T10">(new_message) <text:s text:c="3"/></text:span><text:span text:style-name="T27"># Affiche le nouveau message</text:span></text:p>
      <text:p text:style-name="P24"/>
      <text:list xml:id="list2423634411" text:style-name="WWNum3">
        <text:list-item>
          <text:list>
            <text:list-item>
              <text:p text:style-name="P50">Améliorer votre programme afin de convertir les lettes en minuscules que si cela est nécessaire</text:p>
            </text:list-item>
          </text:list>
        </text:list-item>
      </text:list>
      <text:p text:style-name="P11"/>
      <text:p text:style-name="P11"/>
      <text:p text:style-name="P28"/>
      <text:p text:style-name="P31"><text:span text:style-name="T5">2.3 Améliorer de nouveau votre programme en tenant compte des</text:span><text:span text:style-name="T3"> chiffres ou d'autres symboles tels que : @, ! ,'.', …, etc. <text:s/>? </text:span></text:p>
      <text:p text:style-name="P11"/>
      <text:p text:style-name="P11"/>
      <text:p text:style-name="P14"/>
      <text:p text:style-name="P20"/>
      <text:p text:style-name="P3"><text:span text:style-name="T4">Exercice 3</text:span><text:span text:style-name="T6"> : A l’aide de l’éditeur Edupython, tester les programmes suivants :</text:span></text:p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3"/>
          </table:table-cell>
          <table:table-cell table:style-name="Tableau3.B1" office:value-type="string">
            <text:p text:style-name="P34">Instructions</text:p>
          </table:table-cell>
          <table:table-cell table:style-name="Tableau3.B1" office:value-type="string">
            <text:p text:style-name="P34">Résultat affiché sur la console ou commentaires</text:p>
          </table:table-cell>
        </table:table-row>
        <table:table-row table:style-name="Tableau3.2">
          <table:table-cell table:style-name="Tableau3.A2" office:value-type="string">
            <text:p text:style-name="P46">Ecriture dans un fichier texte</text:p>
          </table:table-cell>
          <table:table-cell table:style-name="Tableau3.A1" office:value-type="string">
            <text:p text:style-name="P26"><text:span text:style-name="T23">import </text:span><text:span text:style-name="T13">os<text:line-break/>os.chdir(</text:span><text:span text:style-name="T17">'E:\python mooc'</text:span><text:span text:style-name="T13">)<text:line-break/>fichier=</text:span><text:span text:style-name="T24">open</text:span><text:span text:style-name="T13">(</text:span><text:span text:style-name="T17">"texte.txt"</text:span><text:span text:style-name="T13">,</text:span><text:span text:style-name="T17">"w"</text:span><text:span text:style-name="T13">)<text:line-break/>fichier.write(</text:span><text:span text:style-name="T17">"bonjour\n"</text:span><text:span text:style-name="T13">)<text:line-break/>fichier.write(</text:span><text:span text:style-name="T17">"salut"</text:span><text:span text:style-name="T13">)<text:line-break/>fichier.close()</text:span></text:p>
            <text:p text:style-name="P27"/>
          </table:table-cell>
          <table:table-cell table:style-name="Tableau3.A1" office:value-type="string">
            <text:p text:style-name="Standard"><draw:frame draw:style-name="fr3" draw:name="2" text:anchor-type="as-char" svg:y="-1.72cm" svg:width="6.456cm" svg:height="2.196cm" draw:z-index="11"><draw:object-ole xlink:href="./Obj101" xlink:type="simple" xlink:show="embed" xlink:actuate="onLoad"/><draw:image xlink:href="./ObjectReplacements/Obj101" xlink:type="simple" xlink:show="embed" xlink:actuate="onLoad"/></draw:frame></text:p>
            <text:p text:style-name="Standard"/>
            <text:p text:style-name="Standard">W : crée le fichier, si il existe, le fichier est écrasé</text:p>
          </table:table-cell>
        </table:table-row>
        <table:table-row table:style-name="Tableau3.3">
          <table:table-cell table:style-name="Tableau3.A3" office:value-type="string">
            <text:p text:style-name="P46">Ajouter du texte dans un fichier</text:p>
          </table:table-cell>
          <table:table-cell table:style-name="Tableau3.A1" office:value-type="string">
            <text:p text:style-name="P26"><text:span text:style-name="T23">import </text:span><text:span text:style-name="T13">os<text:line-break/>os.chdir(</text:span><text:span text:style-name="T17">'E:\python mooc'</text:span><text:span text:style-name="T13">)<text:line-break/>fichier=</text:span><text:span text:style-name="T24">open</text:span><text:span text:style-name="T13">(</text:span><text:span text:style-name="T17">"texte.txt"</text:span><text:span text:style-name="T13">,</text:span><text:span text:style-name="T17">"a"</text:span><text:span text:style-name="T13">)<text:line-break/>fichier.write(</text:span><text:span text:style-name="T17">"hasta luego"</text:span><text:span text:style-name="T13">)<text:line-break/>fichier.close()</text:span></text:p>
            <text:p text:style-name="P33"/>
          </table:table-cell>
          <table:table-cell table:style-name="Tableau3.A1" office:value-type="string">
            <text:p text:style-name="Standard"><draw:frame draw:style-name="fr4" draw:name="3" text:anchor-type="as-char" svg:width="6.378cm" svg:height="2.224cm" draw:z-index="12"><draw:object-ole xlink:href="./Obj102" xlink:type="simple" xlink:show="embed" xlink:actuate="onLoad"/><draw:image xlink:href="./ObjectReplacements/Obj102" xlink:type="simple" xlink:show="embed" xlink:actuate="onLoad"/></draw:frame></text:p>
            <text:p text:style-name="P33"/>
            <text:p text:style-name="P33">a : ajoute des données en fin de fichier</text:p>
          </table:table-cell>
        </table:table-row>
        <text:soft-page-break/>
        <table:table-row table:style-name="Tableau3.4">
          <table:table-cell table:style-name="Tableau3.A4" office:value-type="string">
            <text:p text:style-name="P46">Lecture d’un fichier texte</text:p>
          </table:table-cell>
          <table:table-cell table:style-name="Tableau3.A1" office:value-type="string">
            <text:p text:style-name="P26"><text:span text:style-name="T23">import </text:span><text:span text:style-name="T13">os<text:line-break/>os.chdir(</text:span><text:span text:style-name="T17">'E:\python mooc'</text:span><text:span text:style-name="T13">)<text:line-break/>fichier=</text:span><text:span text:style-name="T24">open</text:span><text:span text:style-name="T13">(</text:span><text:span text:style-name="T17">"texte.txt"</text:span><text:span text:style-name="T13">,</text:span><text:span text:style-name="T17">"r"</text:span><text:span text:style-name="T13">)<text:line-break/>chaine=fichier.read()<text:line-break/></text:span><text:span text:style-name="T24">print</text:span><text:span text:style-name="T13">(chaine)<text:line-break/>fichier.close()</text:span></text:p>
            <text:p text:style-name="P33"/>
          </table:table-cell>
          <table:table-cell table:style-name="Tableau3.A1" office:value-type="string">
            <text:p text:style-name="P33">bonjour</text:p>
            <text:p text:style-name="P33">saluthasta luego</text:p>
          </table:table-cell>
        </table:table-row>
      </table:table>
      <text:p text:style-name="P15"/>
      <text:p text:style-name="P17"/>
      <text:p text:style-name="P22"><text:span text:style-name="T4">Exercice 4</text:span><text:span text:style-name="T6"> : Création de fichiers texte en précisant l’encodage</text:span></text:p>
      <text:p text:style-name="P29"/>
      <text:p text:style-name="P31"><text:span text:style-name="T7">Ouvrez et exécutez </text:span><text:span text:style-name="T3">dans votre éditeur Python le fichier exemple_encodage.py. </text:span><text:span text:style-name="T7">Visualisez</text:span><text:span text:style-name="T3"> avec le Bloc-notes la cohérence du rendu des trois fichiers texte générés.</text:span></text:p>
      <text:p text:style-name="P30"/>
      <text:p text:style-name="P31"><text:span text:style-name="T7">Editez</text:span><text:span text:style-name="T3"> avec le logiciel </text:span><text:a xlink:type="simple" xlink:href="https://hexed.it/" text:style-name="ListLabel_20_9" text:visited-style-name="ListLabel_20_9"><text:span text:style-name="Internet_20_link"><text:span text:style-name="T5">hexed</text:span></text:span></text:a><text:span text:style-name="T3"> chacun de ces fichiers texte et </text:span><text:span text:style-name="T7">observez</text:span><text:span text:style-name="T3"> la cohérence entre le contenu et le codage spécifié dans le programme Python</text:span></text:p>
      <text:p text:style-name="P30"/>
      <text:p text:style-name="P32"/>
      <text:p text:style-name="P25"><text:span text:style-name="T11">message=</text:span><text:span text:style-name="T16">"Spécialité NSI 2019-2020"<text:line-break/><text:line-break/></text:span><text:span text:style-name="T28">#Ouverture/création du fichier1 en encodage Latin 1<text:line-break/></text:span><text:span text:style-name="T11">fichier1=</text:span><text:span text:style-name="T22">open</text:span><text:span text:style-name="T11">(</text:span><text:span text:style-name="T16">"Exemple_encodage_Latin1.txt"</text:span><text:span text:style-name="T11">,</text:span><text:span text:style-name="T16">'w'</text:span><text:span text:style-name="T11">,</text:span><text:span text:style-name="T30">encoding</text:span><text:span text:style-name="T11">=</text:span><text:span text:style-name="T16">"latin-1"</text:span><text:span text:style-name="T11">)<text:line-break/><text:line-break/></text:span><text:span text:style-name="T28">#Ouverture/création du fichier2 en encodage UTF-8<text:line-break/></text:span><text:span text:style-name="T11">fichier2=</text:span><text:span text:style-name="T22">open</text:span><text:span text:style-name="T11">(</text:span><text:span text:style-name="T16">"Exemple_encodage_UTF-8.txt"</text:span><text:span text:style-name="T11">,</text:span><text:span text:style-name="T16">'w'</text:span><text:span text:style-name="T11">,</text:span><text:span text:style-name="T30">encoding</text:span><text:span text:style-name="T11">=</text:span><text:span text:style-name="T16">"utf-8"</text:span><text:span text:style-name="T11">)<text:line-break/><text:line-break/></text:span><text:span text:style-name="T28">#Ouverture/création du fichier1 en encodage UTF-8 avec signature (BOM)<text:line-break/></text:span><text:span text:style-name="T11">fichier3=</text:span><text:span text:style-name="T22">open</text:span><text:span text:style-name="T11">(</text:span><text:span text:style-name="T16">"Exemple_encodage_UTF-8_BOM.txt"</text:span><text:span text:style-name="T11">,</text:span><text:span text:style-name="T16">'w'</text:span><text:span text:style-name="T11">,</text:span><text:span text:style-name="T30">encoding</text:span><text:span text:style-name="T11">=</text:span><text:span text:style-name="T16">"utf-8-sig"</text:span><text:span text:style-name="T11">)<text:line-break/><text:line-break/>fichier1.write(message)<text:line-break/>fichier2.write(message)<text:line-break/>fichier3.write(message)<text:line-break/><text:line-break/>fichier1.close()<text:line-break/>fichier2.close()<text:line-break/>fichier3.close()</text:span></text:p>
      <text:p text:style-name="P30"/>
      <text:p text:style-name="P30">Remarque :</text:p>
      <text:p text:style-name="P30"/>
      <text:p text:style-name="P43"><text:span text:style-name="T3">Les scripts Python que nous écrivons sont eux-mêmes des fichiers textes ! Il faut donc veiller à la configuration de l'éditeur de textes utilisé. De façon à ce que Python puisse ensuite les interpréter correctement, il est conseillé d'y inclure des directives comme celles ci-dessous (à placer obligatoirement à la 1</text:span><text:span text:style-name="T31">ère</text:span><text:span text:style-name="T3"> <text:s/>ou la seconde ligne) : </text:span></text:p>
      <text:p text:style-name="P47"># -*- coding:Utf-8 -*-</text:p>
      <text:p text:style-name="P47"># -*- coding:Latin-1 -*-</text:p>
      <text:p text:style-name="P18">latin-1</text:p>
      <text:p text:style-name="P3"><draw:frame draw:style-name="fr1" draw:name="Image 9" text:anchor-type="as-char" svg:width="18.362cm" svg:height="1.111cm" draw:z-index="1"><draw:image xlink:href="Pictures/1000000000000000000000000000000000000000.png" xlink:type="simple" xlink:show="embed" xlink:actuate="onLoad" loext:mime-type="image/png"/></draw:frame></text:p>
      <text:p text:style-name="P19">utf-8</text:p>
      <text:p text:style-name="P3"><draw:frame draw:style-name="fr1" draw:name="Image 10" text:anchor-type="as-char" svg:width="18.595cm" svg:height="1.326cm" draw:z-index="2"><draw:image xlink:href="Pictures/10000000000002BF00000032ECB30C526F3359EE.png" xlink:type="simple" xlink:show="embed" xlink:actuate="onLoad" loext:mime-type="image/png"/></draw:frame></text:p>
      <text:p text:style-name="P19">utf-8-sig</text:p>
      <text:p text:style-name="P3"><draw:frame draw:style-name="fr1" draw:name="Image 11" text:anchor-type="as-char" svg:width="18.387cm" svg:height="1.157cm" draw:z-index="3"><draw:image xlink:href="Pictures/10000000000002B70000002CF92996875158BE5F.png" xlink:type="simple" xlink:show="embed" xlink:actuate="onLoad" loext:mime-type="image/png"/></draw:frame></text:p>
      <text:p text:style-name="P16"/>
      <text:p text:style-name="P21">Annexe 1</text:p>
      <text:p text:style-name="P48">Liste des méthodes standard sur les fichiers :</text:p>
      <table:table table:name="Tableau4" table:style-name="Tableau4">
        <table:table-column table:style-name="Tableau4.A"/>
        <table:table-column table:style-name="Tableau4.B"/>
        <table:table-header-rows>
          <table:table-row table:style-name="Tableau4.1">
            <table:table-cell table:style-name="Tableau4.A1" office:value-type="string">
              <text:p text:style-name="P39">Instruction</text:p>
            </table:table-cell>
            <table:table-cell table:style-name="Tableau4.A1" office:value-type="string">
              <text:p text:style-name="P39">Effet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40">f=open(“fichier”) </text:p>
          </table:table-cell>
          <table:table-cell table:style-name="Tableau4.B2" office:value-type="string">
            <text:p text:style-name="P40">ouvre “fichier” en lecture</text:p>
          </table:table-cell>
        </table:table-row>
        <table:table-row table:style-name="Tableau4.1">
          <table:table-cell table:style-name="Tableau4.A3" office:value-type="string">
            <text:p text:style-name="P40">f=open(“fichier”,”w”) </text:p>
          </table:table-cell>
          <table:table-cell table:style-name="Tableau4.B3" office:value-type="string">
            <text:p text:style-name="P40">ouvre “fichier” en écriture</text:p>
          </table:table-cell>
        </table:table-row>
        <table:table-row table:style-name="Tableau4.1">
          <table:table-cell table:style-name="Tableau4.A4" office:value-type="string">
            <text:p text:style-name="P40">f=open(“fichier”,”a”) </text:p>
          </table:table-cell>
          <table:table-cell table:style-name="Tableau4.B4" office:value-type="string">
            <text:p text:style-name="P40">ouvre “fichier” en écriture en rajoutant après les données déjà présentes</text:p>
          </table:table-cell>
        </table:table-row>
        <table:table-row table:style-name="Tableau4.1">
          <table:table-cell table:style-name="Tableau4.A5" office:value-type="string">
            <text:p text:style-name="P40">f.read() </text:p>
          </table:table-cell>
          <table:table-cell table:style-name="Tableau4.B5" office:value-type="string">
            <text:p text:style-name="P40">retourne le contenu du fichier f</text:p>
          </table:table-cell>
        </table:table-row>
        <table:table-row table:style-name="Tableau4.1">
          <table:table-cell table:style-name="Tableau4.A6" office:value-type="string">
            <text:p text:style-name="P40">f.readline() </text:p>
          </table:table-cell>
          <table:table-cell table:style-name="Tableau4.B6" office:value-type="string">
            <text:p text:style-name="P40">lit une ligne</text:p>
          </table:table-cell>
        </table:table-row>
        <table:table-row table:style-name="Tableau4.1">
          <table:table-cell table:style-name="Tableau4.A7" office:value-type="string">
            <text:p text:style-name="P40">f.readlines() </text:p>
          </table:table-cell>
          <table:table-cell table:style-name="Tableau4.B7" office:value-type="string">
            <text:p text:style-name="P40">renvoie la liste des lignes de f</text:p>
          </table:table-cell>
        </table:table-row>
        <table:table-row table:style-name="Tableau4.1">
          <table:table-cell table:style-name="Tableau4.A8" office:value-type="string">
            <text:p text:style-name="P40">f.write(s) </text:p>
          </table:table-cell>
          <table:table-cell table:style-name="Tableau4.B8" office:value-type="string">
            <text:p text:style-name="P40">écrit la chaîne de caractère dans le fichier f</text:p>
          </table:table-cell>
        </table:table-row>
        <table:table-row table:style-name="Tableau4.1">
          <table:table-cell table:style-name="Tableau4.A9" office:value-type="string">
            <text:p text:style-name="P40">f.close() </text:p>
          </table:table-cell>
          <table:table-cell table:style-name="Tableau4.B9" office:value-type="string">
            <text:p text:style-name="P40">ferme le fichier f</text:p>
          </table:table-cell>
        </table:table-row>
      </table:table>
      <text:p text:style-name="P33"/>
      <text:p text:style-name="P1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TP codage ASCII d’après E. BANSIÈRE – P. JON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ighlighted" style:family="text" style:parent-style-name="Default_20_Paragraph_20_Font"/>
    <style:style style:name="sig-paren" style:family="text" style:parent-style-name="Default_20_Paragraph_20_Font"/>
    <style:style style:name="Titre_20_2_20_Car" style:display-name="Titre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language-asian="en" style:country-asian="US" style:font-name-complex="Times New Roman" style:font-family-complex="'Times New Roman'" style:font-family-generic-complex="system" style:font-pitch-complex="variable" style:font-size-complex="13pt"/>
    </style:style>
    <style:style style:name="ez-toc-sectio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lang-en" style:family="text" style:parent-style-name="Default_20_Paragraph_20_Font"/>
    <style:style style:name="ListLabel_20_1" style:display-name="ListLabel 1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 Codage<text:tab/><text:tab/></text:span><text:span text:style-name="MT2">TP</text:span></text:p>
      </style:header>
      <style:footer>
        <text:p text:style-name="MP2"><text:s/><text:file-name text:display="name-and-extension">_codage (1).odt</text:file-name><text:span text:style-name="MT3"><text:s/></text:span><draw:frame draw:style-name="Mfr1" draw:name="Image 3" text:anchor-type="as-char" svg:width="1.536cm" svg:height="0.538cm" draw:z-index="9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6</text:page-number></text:span><text:span text:style-name="MT4">/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8</meta:editing-cycles>
    <meta:print-date>2019-11-25T07:46:00</meta:print-date>
    <meta:creation-date>2019-12-17T19:32:00</meta:creation-date>
    <dc:date>2023-03-14T09:55:37.356000000</dc:date>
    <meta:editing-duration>PT51M26S</meta:editing-duration>
    <meta:generator>LibreOffice/6.2.4.2$Windows_X86_64 LibreOffice_project/2412653d852ce75f65fbfa83fb7e7b669a126d64</meta:generator>
    <meta:document-statistic meta:table-count="4" meta:image-count="5" meta:object-count="3" meta:page-count="6" meta:paragraph-count="99" meta:word-count="724" meta:character-count="5287" meta:non-whitespace-character-count="4504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